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text-properties style:font-name="Times New Roman" fo:font-size="10.5pt" fo:font-weight="bold" fo:background-color="#ffff00"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normal" fo:background-color="#ffff00" style:font-size-asian="10.5pt" style:font-weight-asian="normal" style:font-size-complex="10.5pt" style:font-weight-complex="normal"/>
    </style:style>
    <style:style style:name="P20" style:family="paragraph" style:parent-style-name="Standard">
      <style:paragraph-properties fo:text-align="justify"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Times New Roman" fo:font-size="10pt" fo:font-weight="bold" fo:background-color="transparent" style:font-size-asian="10pt" style:font-weight-asian="bold" style:font-size-complex="10pt" style:font-weight-complex="bold"/>
    </style:style>
    <style:style style:name="P23" style:family="paragraph" style:parent-style-name="Standard">
      <style:text-properties fo:font-size="6pt" style:font-size-asian="6pt" style:font-size-complex="6pt"/>
    </style:style>
    <style:style style:name="P24"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5"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9"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pt" fo:font-weight="bold" fo:background-color="transparent" style:font-size-asian="10pt" style:font-weight-asian="bold" style:font-size-complex="10pt" style:font-weight-complex="bold"/>
    </style:style>
    <style:style style:name="P30" style:family="paragraph" style:parent-style-name="Normale">
      <style:text-properties style:font-name="Times New Roman" fo:font-size="10.5pt" style:font-size-asian="10.5pt" style:font-size-complex="10.5pt"/>
    </style:style>
    <style:style style:name="P31" style:family="paragraph" style:parent-style-name="Normale">
      <style:paragraph-properties fo:text-align="end" style:justify-single-word="false"/>
      <style:text-properties style:font-name="Times New Roman" fo:font-size="10.5pt" style:font-size-asian="10.5pt" style:font-size-complex="10.5pt"/>
    </style:style>
    <style:style style:name="P3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4"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5"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6"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7"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8"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0"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ffcc00" style:font-size-asian="10.5pt" style:font-weight-asian="normal" style:font-size-complex="10.5pt" style:font-weight-complex="normal"/>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44"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pt" style:text-underline-style="none" fo:font-weight="normal" fo:background-color="#66ffff" style:font-size-asian="10pt" style:font-weight-asian="normal" style:font-name-complex="Times New Roman" style:font-size-complex="10pt" style:font-weight-complex="normal"/>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8" style:family="paragraph" style:parent-style-name="Standard">
      <style:paragraph-properties fo:margin-left="0cm" fo:margin-right="0cm" fo:text-align="justify" style:justify-single-word="false" fo:text-indent="1.251cm" style:auto-text-indent="false"/>
      <style:text-properties fo:font-size="10pt" fo:font-weight="normal" fo:background-color="#66ffff" style:font-size-asian="10pt" style:font-weight-asian="normal" style:font-size-complex="10pt" style:font-weight-complex="normal"/>
    </style:style>
    <style:style style:name="P49"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50"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bold" style:font-size-asian="10pt" style:font-weight-asian="bold" style:font-size-complex="10pt" style:font-weight-complex="bold"/>
    </style:style>
    <style:style style:name="P51"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bold" fo:background-color="#ffcc00" style:font-size-asian="10pt" style:font-weight-asian="bold" style:font-size-complex="10pt" style:font-weight-complex="bold"/>
    </style:style>
    <style:style style:name="P52"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bold" fo:background-color="#ffff99" style:font-size-asian="10pt" style:font-weight-asian="bold" style:font-size-complex="10pt" style:font-weight-complex="bold"/>
    </style:style>
    <style:style style:name="P53"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54"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55"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56"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57"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fo:background-color="#ffcc00" style:font-size-asian="10pt" style:font-weight-asian="bold" style:font-size-complex="10pt" style:font-weight-complex="bold"/>
    </style:style>
    <style:style style:name="P58"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59" style:family="paragraph" style:parent-style-name="Text_20_body_20_indent">
      <style:text-properties style:font-name="Times New Roman" fo:font-size="10.5pt" fo:font-weight="normal" style:font-size-asian="10.5pt" style:font-weight-asian="normal" style:font-size-complex="10.5pt"/>
    </style:style>
    <style:style style:name="P60"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61"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62"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63"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64"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65"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66" style:family="paragraph" style:parent-style-name="Standard" style:list-style-name="L1">
      <style:paragraph-properties fo:margin-top="0cm" fo:margin-bottom="0.101cm" fo:text-align="justify" style:justify-single-word="false"/>
      <style:text-properties fo:font-size="10pt" fo:background-color="#ffcc00" style:font-size-asian="10pt" style:font-size-complex="10pt"/>
    </style:style>
    <style:style style:name="P67" style:family="paragraph" style:parent-style-name="Standard" style:list-style-name="L2">
      <style:paragraph-properties fo:margin-top="0cm" fo:margin-bottom="0.101cm" fo:text-align="justify" style:justify-single-word="false"/>
    </style:style>
    <style:style style:name="P68" style:family="paragraph" style:parent-style-name="Standard" style:list-style-name="L6">
      <style:paragraph-properties fo:margin-top="0cm" fo:margin-bottom="0.101cm" fo:text-align="justify" style:justify-single-word="false"/>
    </style:style>
    <style:style style:name="P69" style:family="paragraph" style:parent-style-name="Standard" style:list-style-name="L8">
      <style:paragraph-properties fo:margin-top="0cm" fo:margin-bottom="0.101cm" fo:text-align="justify" style:justify-single-word="false"/>
    </style:style>
    <style:style style:name="P70" style:family="paragraph" style:parent-style-name="Standard" style:list-style-name="L10">
      <style:paragraph-properties fo:margin-top="0cm" fo:margin-bottom="0.101cm" fo:text-align="justify" style:justify-single-word="false"/>
    </style:style>
    <style:style style:name="P71" style:family="paragraph" style:parent-style-name="Standard" style:list-style-name="L11">
      <style:paragraph-properties fo:margin-top="0cm" fo:margin-bottom="0.101cm" fo:text-align="justify" style:justify-single-word="false"/>
    </style:style>
    <style:style style:name="P72" style:family="paragraph" style:parent-style-name="Standard" style:list-style-name="L2">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73" style:family="paragraph" style:parent-style-name="Standard" style:list-style-name="L6">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74" style:family="paragraph" style:parent-style-name="Standard" style:list-style-name="L2">
      <style:paragraph-properties fo:margin-top="0cm" fo:margin-bottom="0.101cm" fo:text-align="justify" style:justify-single-word="false"/>
      <style:text-properties style:font-name="Times New Roman" fo:font-size="10pt" style:font-size-asian="10pt" style:font-size-complex="10pt"/>
    </style:style>
    <style:style style:name="P75" style:family="paragraph" style:parent-style-name="Standard" style:list-style-name="L3">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76" style:family="paragraph" style:parent-style-name="Standard" style:list-style-name="L4">
      <style:paragraph-properties fo:margin-top="0cm" fo:margin-bottom="0.101cm" fo:text-align="justify" style:justify-single-word="false"/>
      <style:text-properties style:font-name="Times New Roman" fo:font-size="10pt" style:font-size-asian="10pt" style:font-size-complex="10pt"/>
    </style:style>
    <style:style style:name="P77" style:family="paragraph" style:parent-style-name="Standard" style:list-style-name="L6">
      <style:paragraph-properties fo:margin-top="0cm" fo:margin-bottom="0.101cm" fo:text-align="justify" style:justify-single-word="false"/>
      <style:text-properties style:font-name="Times New Roman" fo:font-size="10pt" style:font-size-asian="10pt" style:font-size-complex="10pt"/>
    </style:style>
    <style:style style:name="P78" style:family="paragraph" style:parent-style-name="Standard" style:list-style-name="L6">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79" style:family="paragraph" style:parent-style-name="Standard" style:list-style-name="L9">
      <style:paragraph-properties fo:margin-top="0cm" fo:margin-bottom="0.101cm" fo:text-align="justify" style:justify-single-word="false"/>
      <style:text-properties style:font-name="Times New Roman" fo:font-size="10pt" style:font-size-asian="10pt" style:font-size-complex="10pt"/>
    </style:style>
    <style:style style:name="P80"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81" style:family="paragraph" style:parent-style-name="Standard" style:list-style-name="L5">
      <style:paragraph-properties fo:margin-top="0cm" fo:margin-bottom="0.101cm" fo:text-align="justify" style:justify-single-word="false"/>
      <style:text-properties style:font-name="Times New Roman" fo:font-size="10pt" fo:font-weight="bold" style:font-size-asian="10pt" style:font-weight-asian="bold" style:font-size-complex="10pt" style:font-weight-complex="bold"/>
    </style:style>
    <style:style style:name="P82" style:family="paragraph" style:parent-style-name="Standard" style:list-style-name="L11">
      <style:paragraph-properties fo:margin-top="0cm" fo:margin-bottom="0.101cm" fo:text-align="justify" style:justify-single-word="false"/>
      <style:text-properties style:font-name="Times New Roman" fo:font-size="10pt" fo:background-color="transparent" style:font-size-asian="10pt" style:font-size-complex="10pt"/>
    </style:style>
    <style:style style:name="P83"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4" style:family="paragraph" style:parent-style-name="Standard" style:list-style-name="L2">
      <style:paragraph-properties fo:margin-top="0cm" fo:margin-bottom="0.101cm"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85" style:family="paragraph" style:parent-style-name="Standard" style:list-style-name="L10">
      <style:paragraph-properties fo:margin-top="0cm" fo:margin-bottom="0.101cm" fo:text-align="justify" style:justify-single-word="false" fo:orphans="0" fo:widows="0" fo:hyphenation-ladder-count="no-limit">
        <style:tab-stops>
          <style:tab-stop style:position="0cm"/>
        </style:tab-stops>
      </style:paragraph-properties>
      <style:text-properties fo:font-size="10.5pt" fo:background-color="transparent" style:font-size-asian="10.5pt" style:font-size-complex="10.5pt" fo:hyphenate="false" fo:hyphenation-remain-char-count="2" fo:hyphenation-push-char-count="2"/>
    </style:style>
    <style:style style:name="P86" style:family="paragraph" style:parent-style-name="Standard" style:list-style-name="L7"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87" style:family="paragraph" style:parent-style-name="Standard" style:list-style-name="L10"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8" style:family="paragraph" style:parent-style-name="Standard" style:list-style-name="L7">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89" style:family="paragraph" style:parent-style-name="Standard" style:list-style-name="L10">
      <style:paragraph-properties fo:margin-top="0cm" fo:margin-bottom="0.101cm" fo:text-align="justify" style:justify-single-word="false" fo:orphans="2" fo:widows="2" fo:hyphenation-ladder-count="no-limit" fo:background-color="transparent" style:text-autospace="ideograph-alpha" style:punctuation-wrap="hanging" style:vertical-align="auto" style:writing-mode="lr-tb">
        <style:tab-stops>
          <style:tab-stop style:position="0cm"/>
        </style:tab-stops>
        <style:background-image/>
      </style:paragraph-properties>
      <style:text-properties style:use-window-font-color="true" style:font-name="Times New Roman" fo:font-size="10.5pt" style:font-size-asian="10.5pt" style:font-size-complex="10.5pt" fo:hyphenate="false" fo:hyphenation-remain-char-count="2" fo:hyphenation-push-char-count="2"/>
    </style:style>
    <style:style style:name="P90" style:family="paragraph" style:parent-style-name="Standard" style:list-style-name="L10">
      <style:paragraph-properties fo:margin-top="0cm" fo:margin-bottom="0cm"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91"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92"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93"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94"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95" style:family="paragraph" style:parent-style-name="Normale" style:list-style-name="L12">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96" style:family="paragraph" style:parent-style-name="Normale" style:list-style-name="L12">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97" style:family="paragraph" style:parent-style-name="Heading_20_1">
      <style:text-properties style:font-name="Times New Roman" fo:font-size="10.5pt" style:font-size-asian="10.5pt" style:font-name-complex="Times New Roman"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background-color="#99ff99" style:font-style-asian="italic" style:font-style-complex="italic"/>
    </style:style>
    <style:style style:name="T9" style:family="text">
      <style:text-properties fo:font-style="italic" fo:background-color="#33ff99" style:font-style-asian="italic" style:font-style-complex="italic"/>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style:font-name="Times New Roman" fo:font-size="10.5pt" style:font-size-asian="10.5pt" style:font-size-complex="10.5pt"/>
    </style:style>
    <style:style style:name="T14" style:family="text">
      <style:text-properties style:font-name="Times New Roman" fo:font-size="10.5pt" fo:background-color="#ffff99" style:font-size-asian="10.5pt" style:font-size-complex="10.5pt"/>
    </style:style>
    <style:style style:name="T15" style:family="text">
      <style:text-properties style:font-name="Times New Roman" fo:font-style="normal" fo:font-weight="normal" fo:background-color="transparent" style:font-style-asian="normal" style:font-weight-asian="normal" style:font-style-complex="normal" style:font-weight-complex="normal"/>
    </style:style>
    <style:style style:name="T16" style:family="text">
      <style:text-properties style:font-name="Times New Roman" fo:font-style="normal" fo:font-weight="bold" style:font-style-asian="normal" style:font-weight-asian="bold" style:font-style-complex="normal" style:font-weight-complex="bold"/>
    </style:style>
    <style:style style:name="T17" style:family="text">
      <style:text-properties style:font-name="Times New Roman" fo:font-style="italic" fo:font-weight="bold" style:font-style-asian="italic" style:font-weight-asian="bold" style:font-style-complex="italic" style:font-weight-complex="bold"/>
    </style:style>
    <style:style style:name="T18" style:family="text">
      <style:text-properties style:font-name="Times New Roman" fo:font-style="italic" style:font-style-asian="italic" style:font-style-complex="italic"/>
    </style:style>
    <style:style style:name="T19" style:family="text">
      <style:text-properties style:font-name="Times New Roman" fo:font-style="italic" fo:font-weight="normal" fo:background-color="transparent" style:font-style-asian="italic" style:font-weight-asian="normal" style:font-style-complex="italic" style:font-weight-complex="normal"/>
    </style:style>
    <style:style style:name="T20" style:family="text">
      <style:text-properties style:font-name="Times New Roman" fo:font-style="italic" fo:background-color="transparent" style:font-style-asian="italic" style:font-style-complex="italic"/>
    </style:style>
    <style:style style:name="T21" style:family="text">
      <style:text-properties style:font-name="Times New Roman" fo:font-weight="bold" style:font-weight-asian="bold" style:font-weight-complex="bold"/>
    </style:style>
    <style:style style:name="T22" style:family="text">
      <style:text-properties style:font-name="Times New Roman" fo:font-size="10pt" style:font-size-asian="10pt" style:font-size-complex="10pt"/>
    </style:style>
    <style:style style:name="T23" style:family="text">
      <style:text-properties style:font-name="Times New Roman" fo:font-size="10pt" fo:background-color="#ffff00" style:font-size-asian="10pt" style:font-size-complex="10pt"/>
    </style:style>
    <style:style style:name="T24" style:family="text">
      <style:text-properties style:font-name="Times New Roman" fo:font-size="10pt" fo:font-style="italic" style:font-size-asian="10pt" style:font-style-asian="italic" style:font-size-complex="10pt" style:font-style-complex="italic"/>
    </style:style>
    <style:style style:name="T25" style:family="text">
      <style:text-properties style:font-name="Times New Roman" fo:font-size="10pt" fo:font-style="italic" fo:background-color="#ffff00" style:font-size-asian="10pt" style:font-style-asian="italic" style:font-size-complex="10pt" style:font-style-complex="italic"/>
    </style:style>
    <style:style style:name="T26" style:family="text">
      <style:text-properties style:font-name="Times New Roman" fo:font-size="10pt" fo:font-style="italic" fo:background-color="transparent" style:font-size-asian="10pt" style:font-style-asian="italic" style:font-size-complex="10pt" style:font-style-complex="italic"/>
    </style:style>
    <style:style style:name="T27"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style:font-name="Times New Roman" fo:font-size="10pt" fo:background-color="#33ff99" style:font-size-asian="10pt" style:font-size-complex="10pt"/>
    </style:style>
    <style:style style:name="T29" style:family="text">
      <style:text-properties style:font-name="Times New Roman" fo:font-size="10pt" fo:background-color="#00ffff" style:font-size-asian="10pt" style:font-size-complex="10pt"/>
    </style:style>
    <style:style style:name="T30" style:family="text">
      <style:text-properties style:font-name="Times New Roman" fo:font-size="10pt" style:text-underline-style="solid" style:text-underline-width="auto" style:text-underline-color="font-color" style:font-size-asian="10pt" style:font-size-complex="10pt"/>
    </style:style>
    <style:style style:name="T31"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32"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3" style:family="text">
      <style:text-properties style:font-name="Times New Roman" fo:font-size="10pt" fo:background-color="transparent" style:font-size-asian="10pt" style:font-size-complex="10pt"/>
    </style:style>
    <style:style style:name="T34" style:family="text">
      <style:text-properties style:font-name="Times New Roman" fo:font-size="10pt" fo:font-style="normal" fo:background-color="transparent" style:font-size-asian="10pt" style:font-style-asian="normal" style:font-size-complex="10pt" style:font-style-complex="normal"/>
    </style:style>
    <style:style style:name="T35"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36" style:family="text">
      <style:text-properties style:font-name="Times New Roman" fo:font-size="10pt" fo:font-weight="bold" style:font-size-asian="10pt" style:font-weight-asian="bold" style:font-size-complex="10pt"/>
    </style:style>
    <style:style style:name="T37" style:family="text">
      <style:text-properties style:font-name="Times New Roman" fo:font-size="10pt" fo:font-weight="bold" style:font-size-asian="10pt" style:font-weight-asian="bold" style:font-size-complex="10pt" style:font-weight-complex="bold"/>
    </style:style>
    <style:style style:name="T38" style:family="text">
      <style:text-properties style:font-name="Times New Roman" fo:font-weight="normal" fo:background-color="transparent" style:font-weight-asian="normal" style:font-weight-complex="normal"/>
    </style:style>
    <style:style style:name="T39" style:family="text">
      <style:text-properties style:font-name="Times New Roman" style:text-underline-style="solid" style:text-underline-width="auto" style:text-underline-color="font-color" fo:font-weight="normal" fo:background-color="transparent" style:font-weight-asian="normal" style:font-weight-complex="normal"/>
    </style:style>
    <style:style style:name="T40" style:family="text">
      <style:text-properties style:font-name="Times New Roman" style:text-underline-style="solid" style:text-underline-width="auto" style:text-underline-color="font-color" fo:font-weight="bold" style:font-weight-asian="bold" style:font-weight-complex="bold"/>
    </style:style>
    <style:style style:name="T41" style:family="text">
      <style:text-properties style:text-underline-style="none"/>
    </style:style>
    <style:style style:name="T42" style:family="text">
      <style:text-properties fo:color="#000000" style:font-name="Times New Roman" fo:font-size="10pt" style:font-size-asian="10pt" style:font-size-complex="10pt"/>
    </style:style>
    <style:style style:name="T43" style:family="text">
      <style:text-properties fo:color="#000000" style:font-name="Times New Roman" fo:font-size="10pt" style:text-underline-style="solid" style:text-underline-width="auto" style:text-underline-color="font-color" style:font-size-asian="10pt" style:font-size-complex="10pt"/>
    </style:style>
    <style:style style:name="T44"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45" style:family="text">
      <style:text-properties fo:color="#000000" style:font-name="Times New Roman" fo:font-size="10pt" fo:font-weight="bold" style:font-size-asian="10pt" style:font-weight-asian="bold" style:font-size-complex="10pt" style:font-weight-complex="bold"/>
    </style:style>
    <style:style style:name="T46"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47"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48"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49"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50"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51"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52" style:family="text">
      <style:text-properties fo:color="#000000" style:font-name="Times New Roman" fo:font-size="10pt" fo:font-style="italic" style:font-size-asian="10pt" style:font-style-asian="italic" style:font-size-complex="10pt" style:font-style-complex="italic"/>
    </style:style>
    <style:style style:name="T53"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55"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56"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57" style:family="text">
      <style:text-properties fo:color="#000000" style:text-outline="false" style:text-line-through-style="none" fo:language="it" fo:country="IT" fo:font-style="normal" fo:text-shadow="none" style:text-underline-style="none" fo:font-weight="normal" fo:background-color="#ffcc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58" style:family="text">
      <style:text-properties fo:color="#000000"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59" style:family="text">
      <style:text-properties fo:font-size="10.5pt" style:font-size-asian="10.5pt" style:font-size-complex="10.5pt"/>
    </style:style>
    <style:style style:name="T60" style:family="text">
      <style:text-properties fo:font-size="10.5pt" fo:language="it" fo:country="IT" fo:font-style="normal" fo:background-color="transparent" style:font-size-asian="10.5pt" style:font-style-asian="normal" style:font-name-complex="Times New Roman" style:font-size-complex="10.5pt" style:font-style-complex="normal"/>
    </style:style>
    <style:style style:name="T61" style:family="text">
      <style:text-properties style:use-window-font-color="true" style:font-name="Times New Roman" fo:font-size="10pt" fo:background-color="transparent" style:font-size-asian="10pt" style:font-size-complex="10pt"/>
    </style:style>
    <style:style style:name="T62"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63" style:family="text">
      <style:text-properties style:use-window-font-color="true" style:font-name="Times New Roman" fo:font-style="italic" style:font-style-asian="italic" style:font-style-complex="italic"/>
    </style:style>
    <style:style style:name="T64" style:family="text">
      <style:text-properties style:use-window-font-color="true" style:font-name="Times New Roman" fo:font-style="italic" fo:font-weight="normal" fo:background-color="transparent" style:font-style-asian="italic" style:font-weight-asian="normal" style:font-style-complex="italic" style:font-weight-complex="normal"/>
    </style:style>
    <style:style style:name="T65" style:family="text">
      <style:text-properties style:use-window-font-color="true" fo:font-size="10pt" fo:font-weight="normal" style:font-size-asian="10pt" style:font-weight-asian="normal" style:font-size-complex="10pt" style:font-weight-complex="normal"/>
    </style:style>
    <style:style style:name="T66" style:family="text">
      <style:text-properties style:use-window-font-color="true" fo:font-weight="normal" style:font-weight-asian="normal" style:font-weight-complex="normal"/>
    </style:style>
    <style:style style:name="T67"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68" style:family="text">
      <style:text-properties style:use-window-font-color="true" fo:font-style="italic" fo:font-weight="normal" style:font-style-asian="italic" style:font-weight-asian="normal" style:font-style-complex="italic" style:font-weight-complex="normal"/>
    </style:style>
    <style:style style:name="T69" style:family="text">
      <style:text-properties style:use-window-font-color="true" fo:font-size="10.5pt" fo:font-weight="normal" fo:background-color="transparent" style:font-size-asian="10.5pt" style:font-weight-asian="normal" style:font-size-complex="10.5pt" style:font-weight-complex="normal"/>
    </style:style>
    <style:style style:name="T70" style:family="text">
      <style:text-properties style:use-window-font-color="true" fo:background-color="#ffff00"/>
    </style:style>
    <style:style style:name="T71" style:family="text">
      <style:text-properties style:use-window-font-color="true"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72"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73" style:family="text">
      <style:text-properties fo:background-color="#ffcc00"/>
    </style:style>
    <style:style style:name="T74" style:family="text">
      <style:text-properties fo:font-size="10pt" fo:font-weight="normal" style:font-size-asian="10pt" style:font-weight-asian="normal" style:font-size-complex="10pt" style:font-weight-complex="normal"/>
    </style:style>
    <style:style style:name="T75" style:family="text">
      <style:text-properties fo:font-size="10pt" fo:font-weight="normal" fo:background-color="transparent" style:font-size-asian="10pt" style:font-weight-asian="normal" style:font-size-complex="10pt" style:font-weight-complex="normal"/>
    </style:style>
    <style:style style:name="T76" style:family="text">
      <style:text-properties fo:font-size="10pt" fo:font-weight="normal" fo:background-color="#ffff99" style:font-size-asian="10pt" style:font-weight-asian="normal" style:font-size-complex="10pt" style:font-weight-complex="normal"/>
    </style:style>
    <style:style style:name="T77" style:family="text">
      <style:text-properties fo:font-size="10pt" style:text-underline-style="solid" style:text-underline-width="auto" style:text-underline-color="font-color" fo:font-weight="normal" fo:background-color="#ffff99" style:font-size-asian="10pt" style:font-weight-asian="normal" style:font-size-complex="10pt" style:font-weight-complex="normal"/>
    </style:style>
    <style:style style:name="T78" style:family="text">
      <style:text-properties fo:background-color="#99ff99"/>
    </style:style>
    <style:style style:name="T79" style:family="text">
      <style:text-properties fo:background-color="transparent"/>
    </style:style>
    <style:style style:name="T80"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81"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82" style:family="text">
      <style:text-properties fo:font-style="normal" style:font-style-asian="normal" style:font-style-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3">Rifer. a nota n. [numero] del [data_protocollo]</text:span></text:span></text:p>
            <text:p text:style-name="Normale"><text:span text:style-name="Car._20_predefinito_20_paragrafo"><text:span text:style-name="T14">classificazione 06-03</text:span></text:span></text:p>
            <text:p text:style-name="Normale"><text:span text:style-name="Car._20_predefinito_20_paragrafo"><text:span text:style-name="T14">fascicolo </text:span></text:span></text:p>
          </table:table-cell>
          <table:table-cell table:style-name="Tabella6.A1" office:value-type="string">
            <text:p text:style-name="P31"/>
          </table:table-cell>
          <table:table-cell table:style-name="Tabella6.A1" office:value-type="string">
            <text:p text:style-name="P32">Al Sig. [richiedenti.nominativo;block=tbs:row;]</text:p>
            <text:p text:style-name="P34">[richiedenti.indirizzo]</text:p>
            <text:p text:style-name="P34">[richiedenti.cap] [richiedenti.comune] ([richiedenti.prov])</text:p>
            <text:p text:style-name="P34">in qualità di [richiedenti.titolo]</text:p>
            <text:p text:style-name="P34">della [richiedenti.ragsoc]</text:p>
            <text:p text:style-name="P34">[richiedenti.sede]</text:p>
            <text:p text:style-name="P34">[richiedenti.capd] [richiedenti.comuned] ([richiedenti.provd])</text:p>
            <text:p text:style-name="P24">[richiedenti.pec]</text:p>
            <text:p text:style-name="P32"/>
          </table:table-cell>
        </table:table-row>
        <table:table-row>
          <table:table-cell table:style-name="Tabella6.A1" office:value-type="string">
            <text:p text:style-name="P30">Allegati: //</text:p>
          </table:table-cell>
          <table:table-cell table:style-name="Tabella6.A1" office:value-type="string">
            <text:p text:style-name="P31"/>
          </table:table-cell>
          <table:table-cell table:style-name="Tabella6.A1" office:value-type="string">
            <text:p text:style-name="P32">[progettisti.nominativo;block=tbs:row;]</text:p>
            <text:p text:style-name="P32">[progettisti.indirizzo]</text:p>
            <text:p text:style-name="P33"><text:span text:style-name="Car._20_predefinito_20_paragrafo"><text:span text:style-name="T13">[progettisti.cap] [progettisti.comune] ([progettisti.prov])</text:span></text:span></text:p>
            <text:p text:style-name="P33"><text:span text:style-name="Car._20_predefinito_20_paragrafo"><text:span text:style-name="T13">[progettisti.pec]</text:span></text:span></text:p>
            <text:p text:style-name="P33"><text:span text:style-name="Car._20_predefinito_20_paragrafo"><text:span text:style-name="T13"/></text:span></text:p>
          </table:table-cell>
        </table:table-row>
      </table:table>
      <text:p text:style-name="P30"/>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21">Denuncia di inizio attività ai sensi della L.R. n. 16/08 relativa <text:span text:style-name="T4">[oggetto]</text:span> presso <text:span text:style-name="T4">[ubicazione].</text:span></text:p>
            <text:p text:style-name="P20">- <text:span text:style-name="T7">Richiesta di documentazione integrativa.</text:span></text:p>
          </table:table-cell>
        </table:table-row>
      </table:table>
      <text:p text:style-name="P44"/>
      <text:p text:style-name="P46">in caso di DIA riferita a locali commerciali inserire (se del caso) la frase in fondo</text:p>
      <text:p text:style-name="P47"/>
      <text:p text:style-name="P45">(frase da aggiungere nella lettera nel punto più adatto in caso di installazione ascensore senza abbattimento barriere architettoniche)</text:p>
      <text:p text:style-name="P48">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41"/>
      <text:p text:style-name="P42">in caso di diritti da conguagliare</text:p>
      <text:p text:style-name="P43"><text:span text:style-name="T11">Si riscontra la </text:span><text:span text:style-name="T74">denuncia di inizio attività </text:span><text:span text:style-name="T11"><text:s/>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6">"DIA"</text:span><text:span text:style-name="T11"> sono aumentati a € 250,00; pertanto occorre provvedere a corrispondere il conguaglio che ammonta a € 100,00 </text:span><text:span text:style-name="T65">sul </text:span><text:span text:style-name="T66">conto corrente bancario del Comune di Savona <text:s/>n° </text:span><text:span text:style-name="T67">2597290 </text:span><text:span text:style-name="T66"><text:s/>intestato a Tesoreria Comunale (codice <text:s/></text:span><text:span text:style-name="T67">IBAN IT91 Y061 7510 6100 0000 2597290</text:span><text:span text:style-name="T66">) acceso presso la Banca Carige Spa oppure su c/c postale n. 13298179 intestato a Comune di Savona Servizio di Tesoreria indicando come causale: </text:span><text:span text:style-name="T68">“conguaglio diritti di segreteria DIA”</text:span><text:span text:style-name="T66">; la ricevuta dell’effettuato versamento dovrà essere presentata entro e non oltre 5 gg. dal ricevimento della presente;</text:span></text:p>
      <text:p text:style-name="P42">Ciò premesso si comunica quanto segue:</text:p>
      <text:p text:style-name="P47"/>
      <text:p text:style-name="P53">Si riscontra la denuncia di inizio attività presentata in data [data_presentazione] e recepita agli atti al prot. n° [protocollo] del [data_protocollo] e si comunica quanto segue:</text:p>
      <text:list xml:id="list1680313126370349345" text:style-name="L1">
        <text:list-item>
          <text:p text:style-name="P66"><text:soft-page-break/><text:span text:style-name="T12">dalla data di entrata in vigore del Decreto Legislativo n. 222 del 25.11.2016 (che disciplina la riforma del regime amministrativo delle attività edilizie private) <text:s/>la <text:s/>“D</text:span><text:span text:style-name="T18">enuncia di inizio attività</text:span><text:span text:style-name="T12">” è stata sostituita dalla </text:span><text:span text:style-name="T18">“Segnalazione certificata di inizio attività”</text:span><text:span text:style-name="T16"> pertanto</text:span><text:span text:style-name="T21">, tenuto conto che la normativa regionale vigente in materia ad oggi risulta non allineata alla normativa statale recentemente modificata, la pratica la Lei presentata verrà considerata quale </text:span><text:span text:style-name="T40">SCIA</text:span><text:span text:style-name="T21"> e quindi viene attivata tale procedura.</text:span></text:p>
        </text:list-item>
        <text:list-item>
          <text:p text:style-name="P66"><text:span text:style-name="T21">dalla data di entrata in vigore del Decreto Legislativo n. 222 del 25.11.2016 (che disciplina la riforma del regime amministrativo delle attività edilizie private) <text:s/>la <text:s/>“D</text:span><text:span text:style-name="T17">enuncia di inizio attività</text:span><text:span text:style-name="T21">” è stata sostituita dalla </text:span><text:span text:style-name="T17">“Segnalazione certificata di inizio attività”</text:span><text:span text:style-name="T16"> pertanto</text:span><text:span text:style-name="T21">, tenuto conto che la normativa regionale vigente in materia ad oggi risulta non allineata alla normativa statale recentemente modificata, la pratica la Lei presentata verrà considerata quale </text:span><text:span text:style-name="T40">SCIA alternativa al permesso di costruire</text:span><text:span text:style-name="T21"> e quindi viene attivata tale procedura, con differimento dell'efficacia a trenta giorni dalla data di presentazione</text:span></text:p>
        </text:list-item>
      </text:list>
      <text:p text:style-name="P57"/>
      <text:p text:style-name="P56">Ciò premesso si comunica che dall'esame della documentazione presentata, sotto il profilo urbanistico edilizio, sono emerse alcune lacune documentali e si rileva quanto segue:</text:p>
      <text:p text:style-name="P53"/>
      <text:list xml:id="list2506685950567325417" text:style-name="L2">
        <text:list-item>
          <text:p text:style-name="P67"><text:span text:style-name="T22">l’intervento proposto interessa </text:span><text:span text:style-name="T23">la proprietà comunale e la viabilità pubblica,</text:span><text:span text:style-name="T22"> pertanto è necessario il preventivo assenso dei civici Settori Qualità e Dotazioni Urbane e Polizia Municipale. </text:span><text:span text:style-name="T23">A tal fine occorre che venga prodotta ulteriore copia degli elaborati progettuali.</text:span><text:span text:style-name="T22"> Sarà cura dello scrivente ufficio acquisire tali pareri e comunicare l’esito degli stessi.</text:span></text:p>
        </text:list-item>
        <text:list-item>
          <text:p text:style-name="P72">la sistemazione del verde <text:span text:style-name="T78">(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3">A tal fine occorre che venga prodotta un ulteriore copia degli elaborati progettuali </text:span><text:span text:style-name="T8">(nel caso la documentazione presentata non sia completa chiedere integrazione vedere dopo)</text:span><text:span text:style-name="T3">.</text:span> Sarà cura dello scrivente ufficio acquisire il suddetto <text:s/>parere e comunicare l’esito.</text:p>
        </text:list-item>
        <text:list-item>
          <text:p text:style-name="P84">la pratica edilizia è soggetta al pagamento dei diritti di segreteria nella misura di <text:s/><text:span text:style-name="T79">€ 250,00</text:span>, somma da versarsi sul <text:span text:style-name="T59">sul conto corrente bancario del Comune di Savona <text:s/>n° </text:span><text:span text:style-name="T60">2597290 </text:span><text:span text:style-name="T59"><text:s/>intestato a Tesoreria Comunale acceso presso la Banca Carige Spa (codice IBAN </text:span><text:span text:style-name="T60">IT91 Y061 7510 6100 0000 2597290</text:span><text:span text:style-name="T59">) <text:s/>oppure su c/c postale n. 13298179 intestato a Comune di Savona Servizio di Tesoreria indicando come causale </text:span>“diritti di segreteria DIA”; la ricevuta dell’effettuato versamento dovrà essere presentata entro e non oltre 5 gg. dal ricevimento della presente;</text:p>
        </text:list-item>
        <text:list-item>
          <text:p text:style-name="P74">nella pratica edilizia devono essere riportati gli estremi dell'esecutore delle opere mentre prima dell'inizio dei lavori da comunicare <text:span text:style-name="T73">ai sensi dell'art. 26, comma 45 della L.R. 16/08 e s.m.i., occorre trasmettere la documentazione, relativa all'impresa esecutrice, in ottemperanza art. 90 del Decreto Legislativo 9 aprile 2008, n. 81 e s.m.i. ossia:</text:span></text:p>
        </text:list-item>
      </text:list>
      <text:p text:style-name="P6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3"><text:span text:style-name="T42">B) </text:span><text:span text:style-name="T43">Copia della notifica preliminare,</text:span><text:span text:style-name="T42"> nei casi previsti dall'art. 99 del D. Lgs n. 81/08 e s.m.i,</text:span><text:span text:style-name="T45"> trasmessa</text:span><text:span text:style-name="T42"> </text:span><text:span text:style-name="T46">per via telematica</text:span><text:span text:style-name="T48"> </text:span><text:span text:style-name="T50">(</text:span><text:span text:style-name="Internet_20_link"><text:span text:style-name="T51">pena l'inefficacia della notifica)</text:span></text:span><text:span text:style-name="Internet_20_link"><text:span text:style-name="T47"> a</text:span></text:span><text:span text:style-name="T47">l link </text:span><text:span text:style-name="T49"><text:s/></text:span><text:a xlink:type="simple" xlink:href="https://sendweb.regione.liguria.it/sendweb/welcome" text:style-name="Internet_20_link" text:visited-style-name="Visited_20_Internet_20_Link"><text:span text:style-name="Internet_20_link"><text:span text:style-name="T80">https://sendweb.regione.liguria.it/sendweb/welcome</text:span></text:span></text:a><text:span text:style-name="Internet_20_link"><text:span text:style-name="T80">,</text:span></text:span><text:span text:style-name="Internet_20_link"><text:span text:style-name="T49"> agli organi di vigilanza competenti </text:span></text:span><text:span text:style-name="Internet_20_link"><text:span text:style-name="T44">e copia del</text:span></text:span><text:span text:style-name="T44">la relativa ricevuta di trasmissione</text:span><text:span text:style-name="T49"> on line alla Regione Liguria. </text:span><text:span text:style-name="T44">O</text:span><text:span text:style-name="T43">vvero autocertificazione del committente o dal responsabile dei lavori che il cantiere non è soggetto all'obbligo di notifica preliminare</text:span><text:span text:style-name="T42"> ai sensi dell'art. 99 del citato Decreto con allegata una fotocopia di un documento di identità valido del dichiarante. </text:span><text:span text:style-name="T52">(in riferimento ai punti A e B vedasi modello predisposto dal Settore scaricabile dal sito internet </text:span><text:a xlink:type="simple" xlink:href="http://www.comune.savona.it/" text:style-name="Internet_20_link" text:visited-style-name="Visited_20_Internet_20_Link"><text:span text:style-name="T81">www.comune.savona.it</text:span></text:a><text:a xlink:type="simple" xlink:href="http://www.comune.savona.it/" text:style-name="Internet_20_link" text:visited-style-name="Visited_20_Internet_20_Link"><text:span text:style-name="T81">)</text:span></text:a></text:p>
      <text:p text:style-name="P64"><text:span text:style-name="T42">C) autocertificazione della ditta esecutrice contenente i dati indispensabili al reperimento delle informazioni per l'acquisizione d'ufficio del DURC con allegata una fotocopia di un documento di identità valido del dichiarante </text:span><text:span text:style-name="T52">(vedasi modello predisposto dal Settore scaricabile dal sito internet </text:span><text:a xlink:type="simple" xlink:href="http://www.comune.savona.it/" text:style-name="Internet_20_link" text:visited-style-name="Visited_20_Internet_20_Link"><text:span text:style-name="T24">www.comune.savona.it</text:span></text:a><text:span text:style-name="T52">)</text:span></text:p>
      <text:list xml:id="list2010325633657667546" text:style-name="L3">
        <text:list-item>
          <text:p text:style-name="P75">la realizzazione delle opere relative all'impianto di …………………. <text:span text:style-name="T4">deve essere eseguita da idonee imprese installatrici</text:span> ai sensi del DM 22.1.2008 n. 37 e <text:span text:style-name="T1">quindi non possono essere “realizzate in </text:span><text:span text:style-name="T41">proprio” (come da Lei </text:span><text:soft-page-break/><text:span text:style-name="T41">indicato),</text:span> pertanto nella pratica ediliz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6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3"><text:span text:style-name="T42">B) </text:span><text:span text:style-name="T43">Copia della notifica preliminare,</text:span><text:span text:style-name="T42"> nei casi previsti dall'art. 99 del D. Lgs n. 81/08 e s.m.i,</text:span><text:span text:style-name="T45"> trasmessa</text:span><text:span text:style-name="T42"> </text:span><text:span text:style-name="T46">per via telematica</text:span><text:span text:style-name="T48"> </text:span><text:span text:style-name="T50">(</text:span><text:span text:style-name="Internet_20_link"><text:span text:style-name="T51">pena l'inefficacia della notifica)</text:span></text:span><text:span text:style-name="Internet_20_link"><text:span text:style-name="T47"> a</text:span></text:span><text:span text:style-name="T47">l link </text:span><text:span text:style-name="T49"><text:s/></text:span><text:a xlink:type="simple" xlink:href="https://sendweb.regione.liguria.it/sendweb/welcome" text:style-name="Internet_20_link" text:visited-style-name="Visited_20_Internet_20_Link"><text:span text:style-name="Internet_20_link"><text:span text:style-name="T80">https://sendweb.regione.liguria.it/sendweb/welcome</text:span></text:span></text:a><text:span text:style-name="Internet_20_link"><text:span text:style-name="T80">,</text:span></text:span><text:span text:style-name="Internet_20_link"><text:span text:style-name="T49"> agli organi di vigilanza competenti </text:span></text:span><text:span text:style-name="Internet_20_link"><text:span text:style-name="T44">e copia del</text:span></text:span><text:span text:style-name="T44">la relativa ricevuta di trasmissione</text:span><text:span text:style-name="T49"> on line alla Regione Liguria. </text:span><text:span text:style-name="T44">O</text:span><text:span text:style-name="T43">vvero autocertificazione del committente o dal responsabile dei lavori che il cantiere non è soggetto all'obbligo di notifica preliminare</text:span><text:span text:style-name="T42"> ai sensi dell'art. 99 del citato Decreto con allegata una fotocopia di un documento di identità valido del dichiarante. </text:span><text:span text:style-name="T52">(in riferimento ai punti A e B vedasi modello predisposto dal Settore scaricabile dal sito internet </text:span><text:a xlink:type="simple" xlink:href="http://www.comune.savona.it/" text:style-name="Internet_20_link" text:visited-style-name="Visited_20_Internet_20_Link"><text:span text:style-name="T81">www.comune.savona.it</text:span></text:a><text:a xlink:type="simple" xlink:href="http://www.comune.savona.it/" text:style-name="Internet_20_link" text:visited-style-name="Visited_20_Internet_20_Link"><text:span text:style-name="T81">)</text:span></text:a></text:p>
      <text:p text:style-name="P64"><text:span text:style-name="T42">C) autocertificazione della ditta esecutrice contenente i dati indispensabili al reperimento delle informazioni per l'acquisizione d'ufficio del DURC con allegata una fotocopia di un documento di identità valido del dichiarante </text:span><text:span text:style-name="T52">(vedasi modello predisposto dal Settore scaricabile dal sito internet </text:span><text:a xlink:type="simple" xlink:href="http://www.comune.savona.it/" text:style-name="Internet_20_link" text:visited-style-name="Visited_20_Internet_20_Link"><text:span text:style-name="T24">www.comune.savona.it</text:span></text:a><text:span text:style-name="T52">)</text:span></text:p>
      <text:list xml:id="list2391731645297581270" text:style-name="L4">
        <text:list-item>
          <text:p text:style-name="P76">nella pratica edilizia deve essere riportato il nominativo del Direttore dei Lavori, il quale deve sottoscrivere la stessa per accettazione dell’incarico di Direzione Lavori;</text:p>
        </text:list-item>
        <text:list-item>
          <text:p text:style-name="P76">tutta la documentazione progettuale deve essere firmata anche dal richiedente della DIA, si invita lo stesso a recarsi presso lo scrivente ufficio (istruttore della pratica [istruttore_tecnico] ) per apporre le firme su quanto presentato, entro 5gg dal ricevimento della presente</text:p>
        </text:list-item>
        <text:list-item>
          <text:p text:style-name="P76">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83"><text:span text:style-name="T75">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76">(l’intervento in oggetto prevede la realizzazione di opere strutturali portanti, per tali motivi qualora </text:span><text:span text:style-name="T77">risulti necessario a termini di legge</text:span><text:span text:style-name="T76"> inoltrare all'Ente di vigilanza competente in materia i calcoli statici e la relazione di calcolo a firma di tecnico abilitato, </text:span><text:span text:style-name="T77">detta documentazione dovrà essere prodotta in copia allo scrivente</text:span><text:span text:style-name="T76">, prima dell’esecuzione di tali opere. Si ricorda inoltre che, ai sensi della vigente normativa, il committente, l’esecutore e il direttori lavori, sono solidamente responsabili delle opere realizzate)</text:span></text:p>
        </text:list-item>
        <text:list-item>
          <text:p text:style-name="P76">l’intervento ricade in zona B della fasce di inondabilità del piano di Bacino vigente e pertanto la relazione tecnica asseverata risulta carente di un elemento normativo fondamentale;</text:p>
        </text:list-item>
        <text:list-item>
          <text:p text:style-name="P76">l’intervento riguarda una zona individuata nei Piani di Bacino vigente, quale area di suscettività al dissesto (<text:span text:style-name="T7">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e dichiarare la <text:span text:style-name="Car._20_predefinito_20_paragrafo"><text:span text:style-name="T69">conformità alla normativa geologica di PUC vigente</text:span></text:span></text:p>
        </text:list-item>
        <text:list-item>
          <text:p text:style-name="P76">l’intervento riguarda una zona individuata nei Piani di Bacino vigente, quale area di suscettività al dissesto <text:span text:style-name="T7">(molto elevata Pg4 frana attiva, elevata Pg3a, elevata Pg3b)</text:span><text:span text:style-name="T82"> pertanto dovrà essere presentata apposita istanza all'ufficio competente della Provincia</text:span></text:p>
        </text:list-item>
      </text:list>
      <text:list xml:id="list4804112762481405929" text:style-name="L5">
        <text:list-item>
          <text:p text:style-name="P81">è necessario integrare la pratica edilizia con la seguente documentazione tecnica:</text:p>
        </text:list-item>
      </text:list>
      <text:list xml:id="list2325283159129464109" text:style-name="L6">
        <text:list-item>
          <text:p text:style-name="P77">documentazione attestante il titolo ad eseguire l’intervento da Lei <text:s/>posseduto;</text:p>
        </text:list-item>
        <text:list-item>
          <text:p text:style-name="P77">nota di assenso debitamente sottoscritta dal proprietario dell’immobile completa di dati anagrafici dello stesso;</text:p>
        </text:list-item>
        <text:list-item>
          <text:p text:style-name="P77">stralcio planimetrico della zona, scala minima 1:5000 con la localizzazione dell’immobile oggetto dell’intervento (nel caso di nuova costruzione indicare le relative coordinate cartografiche);</text:p>
        </text:list-item>
        <text:list-item>
          <text:p text:style-name="P78"><text:soft-page-break/>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77">autocertificazione <text:s/>del proprietario dell’alloggio nella quale venga dichiarata <text:span text:style-name="T7">“ la piena ed esclusiva proprietà della porzione di sottotetto interessata dall’intervento e che ne terzi, ne il condominio e ne altri condomini hanno diritti di sorta su di essa”</text:span></text:p>
        </text:list-item>
        <text:list-item>
          <text:p text:style-name="P77">stralcio planimetrico della Carta Tecnica Regionale in scala 1:5000, con localizzazione dell’immobile oggetto dell’intervento;</text:p>
        </text:list-item>
        <text:list-item>
          <text:p text:style-name="P77">stralcio cartografico degli strumenti urbanistici vigenti comunali e sovracomunali;</text:p>
        </text:list-item>
        <text:list-item>
          <text:p text:style-name="P77">estratto di mappa catastale in scala 1:1000 o 1:2000 con evidenziati i limiti di proprietà;</text:p>
        </text:list-item>
        <text:list-item>
          <text:p text:style-name="P77">documentazione fotografica dello stato dei luoghi e dell’edificio, con planimetria riportante indicati i punti di vista dai quali sono state scattate le fotografie;</text:p>
        </text:list-item>
        <text:list-item>
          <text:p text:style-name="P68"><text:span text:style-name="T22">elaborati grafici debitamente quotati (Stato attuale, Progetto e Raffronto) in scala opportuna, con indicate le superfici e la destinazione d'uso di ogni locale oggetto di intervento </text:span><text:span text:style-name="T28">(piante, prospetti e sezioni)</text:span></text:p>
        </text:list-item>
        <text:list-item>
          <text:p text:style-name="P77">visura e planimetria catastale aggiornata dell’unità immobiliare oggetto dell’intervento</text:p>
        </text:list-item>
        <text:list-item>
          <text:p text:style-name="P68"><text:span text:style-name="T22">documentazione illustrativa e/o progettuale concernente la sicurezza degli impianti ai sensi del DM 22.1.2008 N. 37 e sue modifiche e integrazioni, ovvero progetto dell'impianto </text:span><text:span text:style-name="T29">elettrico</text:span><text:span text:style-name="T22"> ( art. 1 comma 2 lettera </text:span><text:span text:style-name="T29">a),</text:span><text:span text:style-name="T22"> come previsto dall'art. 5 comma 1 del citato DM, redatto da professionista iscritto all'albo, o dal responsabile tecnico dell'impresa installatrice ( schema dell'impianto), nei casi prescritti dall'art. 7 comma 2 del citato DM.</text:span></text:p>
        </text:list-item>
        <text:list-item>
          <text:p text:style-name="P68"><text:span text:style-name="T22">computo degli oneri di costruzione afferenti l’intervento con </text:span><text:span text:style-name="T30">allegati i relativi schemi grafici della superficie di riferimento,</text:span><text:span text:style-name="T22"> come definita dalla legge regionale 7/4/1995 n. 25, ai fini dell’applicazione del contributo di costruzione, eventualmente distinto per differenti destinazioni d’uso qualora si tratti di progetto a funzione mista </text:span><text:span text:style-name="T24">(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77">tavola grafica dimostrativa del soddisfacimento degli standard urbanistici previsti dalle normative vigenti, completa dei relativi calcoli;</text:p>
        </text:list-item>
        <text:list-item>
          <text:p text:style-name="P77">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73">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
      <text:list xml:id="list855477809437961659" text:style-name="L7">
        <text:list-item>
          <text:p text:style-name="P86">progetto della sistemazione a verde in scala 1:200</text:p>
        </text:list-item>
        <text:list-item>
          <text:p text:style-name="P88">relazione tecnica redatta a cura di professionista iscritto al Collegio dei Periti Agrari o all'Ordine dei Dottori Agronomi e dei Dottori Forestali</text:p>
        </text:list-item>
      </text:list>
      <text:list xml:id="list5350132135129103048" text:style-name="L8">
        <text:list-item>
          <text:p text:style-name="P69"><text:span text:style-name="T22">copia del modello ISTAT/201 </text:span><text:span text:style-name="T61">da </text:span><text:span text:style-name="T62">compilare via WEB sul sito ISTAT ( </text:span><text:a xlink:type="simple" xlink:href="https://indata.istat.it/pdc" text:style-name="Internet_20_link" text:visited-style-name="Visited_20_Internet_20_Link"><text:span text:style-name="T23">https://indata.istat.it/pdc</text:span></text:a><text:span text:style-name="T62"> ), nell'area riservata al Comune di Savona, e copia della ricevuta di avvenuta compilazione del modello ISTAT/201</text:span></text:p>
        </text:list-item>
        <text:list-item>
          <text:p text:style-name="P69"><text:span text:style-name="T22">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text:span text:style-name="T24"><text:s/></text:span><text:span text:style-name="T25">(da togliere in caso di box x legge sottotetti perché non abbiamo fac simile)</text:span></text:p>
        </text:list-item>
        <text:list-item>
          <text:p text:style-name="P69"><text:span text:style-name="T33">parere preventivo in materia ai fini della prevenzione incendi </text:span><text:span text:style-name="T26">(se del caso)</text:span><text:span text:style-name="T33"> rilasciato dal Comando Provinciale dei Vigili del Fuoco o </text:span><text:span text:style-name="T31">dichiarazione specifica</text:span><text:span text:style-name="T33"> sottoscritta d</text:span><text:span text:style-name="T34">al progettista che attesti di aver adempiuto agli </text:span><text:soft-page-break/><text:span text:style-name="T34">adempimenti obbligatori previsti dalla vigente normativa in materia di prevenzione incendi in riferimento all'attività in argomento (di cui all'Allegato I del DPR 1 agosto 2011 n.151 e smi) e </text:span><text:span text:style-name="T26">(se del caso)</text:span><text:span text:style-name="T34"> di aver presentato le pratiche autorizzative presso gli organi competenti in materia (allegare copia del provvedimento);</text:span></text:p>
        </text:list-item>
        <text:list-item>
          <text:p text:style-name="P69"><text:span text:style-name="T34">(sempre per la prevenzione incendi) dichiarazione del progettista che la documentazione presentata e/o autorizzata dal Comando dei Vigili del Fuoco ai sensi del DPR 1 agosto 2011 n.151 e smi, </text:span><text:span text:style-name="T35">è conforme a quanto prodotto allegato alla DIA in oggetto</text:span></text:p>
        </text:list-item>
      </text:list>
      <text:list xml:id="list1923813907627916172" text:style-name="L9">
        <text:list-item>
          <text:p text:style-name="P79">elaborati grafici e relazione tecnica con la dichiarazione di conformità dell’intervento alla normativa in materia di abbattimento delle barriere architettoniche;</text:p>
        </text:list-item>
        <text:list-item>
          <text:p text:style-name="P79">la pratica edilizia riguarda un intervento di …....................., per cui Lei dovrà richiedere la preventiva autorizzazione al civico Settore ….....................<text:span text:style-name="T7"> </text:span><text:span text:style-name="T9">(esempio nel caso di: fossa imhoff, taglio alberi, ecc...)</text:span>;</text:p>
        </text:list-item>
      </text:list>
      <text:list xml:id="list5866676084475128748" text:style-name="L10">
        <text:list-item>
          <text:p text:style-name="P70"><text:span text:style-name="T22">la pratica edilizia riguarda un intervento in zona sottoposta a vincolo idrogeologico, a sensi della L.R. 4/99, per cui si dovrà provvedere a presentare istanza di autorizzazione o pratica edilizia di inizio attività al </text:span><text:span text:style-name="T37">Servizio Ambiente di questo Comune, competente in materia di vincolo idrogeologico</text:span><text:span text:style-name="T22"> secondo la modulistica predisposta e reperibile sul sito </text:span><text:span text:style-name="T42">internet </text:span><text:span text:style-name="Hyperlink"><text:span text:style-name="T22">www.comune.savona.it</text:span></text:span><text:span text:style-name="T42"> /Ambiente/Tutela Ambientale)</text:span><text:span text:style-name="T22">; copia della suddetta DIA (con indicati gli estremi di presentazione) ovvero copia della suddetta autorizzazione </text:span><text:span text:style-name="T30">dovrà essere trasmessa allo scrivente ufficio</text:span><text:span text:style-name="T22">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87"><text:span text:style-name="T70">(nel caso in cui manca il progetto impianto termico) </text:span><text:span text:style-name="T55">progetto dell’impianto termico, redatto ai sensi della vigente normativa nazionale in materia di utilizzo delle fonti energetiche rinnovabili e di risparmio energetico e ai sensi della L.R. n.22 del 29.05.2007 </text:span><text:span text:style-name="T71">(come modificata dalla L.R. n.23 del 30/07/2012) </text:span><text:span text:style-name="T55">e relativo Regolamento regionale di attuazione n. 6 del 13.11.2012, modificato dal Regolamento regionale n. 1 del 06/03/2015 e dall’art. 32 del vigente Regolamento Edilizio</text:span></text:p>
        </text:list-item>
        <text:list-item>
          <text:p text:style-name="P89"><text:span text:style-name="T55">il progetto prevede l</text:span><text:span text:style-name="T56">'installazione di un nuovo impianto di riscaldamento / la realizzazione di opere <text:s/>di coibentazione</text:span><text:span text:style-name="T55"> quindi occorre integrare la relazione tecnica con un capitolo contenente le descrizioni e <text:s/>le dichiarazione previste dall'art. 32 <text:s/>comma 5 del vigente Regolamento Edilizio</text:span></text:p>
        </text:list-item>
        <text:list-item>
          <text:p text:style-name="P89"><text:span text:style-name="T55">dimostrazione delle azioni da intraprendere per la coibentazione </text:span><text:span text:style-name="T57">del prospetto/della copertura</text:span><text:span text:style-name="T55"> oggetto d'intervento, comprensiva del progetto redatto ai sensi della vigente normativa nazionale in materia di utilizzo delle fonti energetiche rinnovabili e di risparmio energetico, ai sensi della L.R. n.22 del 29.05.2007 </text:span><text:span text:style-name="T58">(come modificata dalla L.R. n.23 del 30/07/2012), </text:span><text:span text:style-name="T55">unitamente a relazione integrativa prevista dall’art. 32 del vigente Regolamento Edilizio, nonchè dimostrazione del rispetto delle disposizioni del Regolamento Regionale di attuazione n. 6 del 13.11.2012, modificato dal Regolamento Regionale n. 1 del 06/03/2015;</text:span></text:p>
        </text:list-item>
        <text:list-item>
          <text:p text:style-name="P85"><text:span text:style-name="T12">(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18">anche alle normative regionali e comunali in materia ed in particolare </text:span><text:span text:style-name="T63">a quanto prescritto dalla L.R. n.22 del 29.05.2007 e s.m.i (come modificata dalla L.R. n.23 del 30/07/2012) e dal relativo Regolamento di attuazione emanato con DPRG n.6 del 13.11.2012 modificato dal Regolamento Regionale n.1 del 06/03/2015 ed in osservanza dei disposti dell'art.32 del vigente Regolamento <text:s/>edilizio del Comune di Savona</text:span></text:p>
        </text:list-item>
        <text:list-item>
          <text:p text:style-name="P90"><text:span text:style-name="T38">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19">“ristrutturazione dell'impianto termico” </text:span><text:span text:style-name="T15">(sec</text:span><text:span text:style-name="T38">ondo le definizioni di cui al DPR 26 agosto 1993 n. 412 che reca il regolamento di cui alla legge n. 10/91 e in conformità alle norme D. Lgs n. 311/06), </text:span><text:span text:style-name="T39">è necessario presentare il progetto dell'impianto</text:span><text:span text:style-name="T38"> della vigente normativa nazionale in materia di utilizzo delle fonti energetiche rinnovabili e di risparmio energetico e ai sensi della L.R. n.22 del 29.05.2007 </text:span><text:span text:style-name="T64">(come modificata dalla L.R. n.23 del 30/07/2012) </text:span><text:span text:style-name="T38">e relativo Regolamento regionale di attuazione n. 6 del 13.11.2012, modificato dal Regolamento regionale </text:span><text:soft-page-break/><text:span text:style-name="T38">n. 1 del 06/03/2015 e dall’art. 32 del vigente Regolamento Edilizio</text:span></text:p>
        </text:list-item>
      </text:list>
      <text:list xml:id="list3924780797517771234" text:style-name="L11">
        <text:list-item>
          <text:p text:style-name="P82">nuova relazione tecnica sostitutiva in quanto:</text:p>
        </text:list-item>
      </text:list>
      <text:list xml:id="list4984522326896951241" text:style-name="WW8Num9">
        <text:list-item>
          <text:list>
            <text:list-item>
              <text:p text:style-name="P80">l’asseverazione contenuta nella relazione tecnica prodotta non è espressa nella forma stabilita dal comma 2 dell’art. 26 della L.R. 16/08 e smi;</text:p>
            </text:list-item>
            <text:list-item>
              <text:p text:style-name="P80">la relazione prodotta non contiene la dichiarazione specifica relativa ad eventuali vincoli gravanti sulla zona interessata e/o edifici oggetto di intervento; </text:p>
            </text:list-item>
            <text:list-item>
              <text:p text:style-name="P80">non è stata fornita la dimostrazione di conformità dell’intervento con la normativa di livello puntuale paesistico di cui all’elaborato St. 5 del PUC.</text:p>
            </text:list-item>
          </text:list>
        </text:list-item>
      </text:list>
      <text:list xml:id="list33266090" text:continue-list="list3924780797517771234" text:style-name="L11">
        <text:list-item>
          <text:p text:style-name="P71"><text:span text:style-name="T33">la relazione tecnica prodotta non è conforme a quanto prescritto dal comma 2 dell’art. 26 della L.R. 16/08 e smi: </text:span><text:span text:style-name="T31">manca infatti l’asseverazione esplicita del progettista</text:span><text:span text:style-name="T33">; è quindi necessario che pervenga al Comune una relazione a firma del professionista abilitato alla progettazione che asseveri:</text:span></text:p>
        </text:list-item>
      </text:list>
      <text:list xml:id="list2306161421913865724" text:style-name="WW8Num11">
        <text:list-item>
          <text:p text:style-name="P91">la riconducibilità delle opere da realizzare alle fattispecie indicate all’art. 23 della L.R. n. 16/08 e smi</text:p>
        </text:list-item>
        <text:list-item>
          <text:p text:style-name="P93">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55">Si ricorda che tale asseverazione costituisce il presupposto fondamentale della Denuncia di Inizio Attività ai sensi dell’art. 42, comma 3 della L.R. 16/08 smi, così come definita dalla legislazione in materia.</text:p>
      <text:p text:style-name="P55">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33267751" text:continue-numbering="true" text:style-name="WW8Num11">
        <text:list-item>
          <text:p text:style-name="P92">elaborato planimetrico contenente l’individuazione dei punti di installazione dei dispositivi di ancoraggio, degli accessi e dei percorsi;</text:p>
        </text:list-item>
        <text:list-item>
          <text:p text:style-name="P94">relazione di calcolo di verifica della resistenza dei punti di ancoraggio rilasciata dal progettista stesso o da altro professionista abilitato</text:p>
        </text:list-item>
      </text:list>
      <text:p text:style-name="P61"><text:tab/>Infine essendo previsti movimenti terra dovrà essere prodotta la documentazione relativa alle terre e rocce da scavo con gli adempimenti a seconda del caso:</text:p>
      <text:list xml:id="list3364759301761049406" text:style-name="L12">
        <text:list-item>
          <text:p text:style-name="P95"><text:span text:style-name="T22">nel caso in cui </text:span><text:span text:style-name="Car._20_predefinito_20_paragrafo"><text:span text:style-name="T36">non sia previsto il riutilizzo</text:span></text:span><text:span text:style-name="T22">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32">conferimento in discarica,</text:span></text:span><text:span text:style-name="T22"> <text:s/>delle stesse, attenendosi a quanto previsto dalle vigenti norme in materia </text:span><text:span text:style-name="Car._20_predefinito_20_paragrafo"><text:span text:style-name="T27">(</text:span></text:span><text:span text:style-name="Car._20_predefinito_20_paragrafo"><text:span text:style-name="T53">vedasi modello </text:span></text:span><text:span text:style-name="Car._20_predefinito_20_paragrafo"><text:span text:style-name="T54">“Autocertificazione terre da scavo presso discarica”</text:span></text:span><text:span text:style-name="Car._20_predefinito_20_paragrafo"><text:span text:style-name="T53"> predisposto dal Settore scaricabile dal sito internet <text:s text:c="2"/></text:span></text:span><text:a xlink:type="simple" xlink:href="http://www.comune.savona.it/" text:style-name="Internet_20_link" text:visited-style-name="Visited_20_Internet_20_Link"><text:span text:style-name="Hyperlink"><text:span text:style-name="T27">www.comune.savona.it</text:span></text:span></text:a><text:span text:style-name="Hyperlink"><text:span text:style-name="T27">)</text:span></text:span></text:p>
        </text:list-item>
        <text:list-item>
          <text:p text:style-name="P95"><text:span text:style-name="T22">nel caso in cui </text:span><text:span text:style-name="Car._20_predefinito_20_paragrafo"><text:span text:style-name="T37">ne sia previsto il riutilizzo</text:span></text:span><text:span text:style-name="T37"> per i reinterri o riempimenti in sito o in altre aree,</text:span><text:span text:style-name="T22">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7">(</text:span></text:span><text:span text:style-name="Car._20_predefinito_20_paragrafo"><text:span text:style-name="T53">vedasi modello </text:span></text:span><text:span text:style-name="Car._20_predefinito_20_paragrafo"><text:span text:style-name="T54">“Autocertificazione terre da scavo riutilizzo in sito”</text:span></text:span><text:span text:style-name="Car._20_predefinito_20_paragrafo"><text:span text:style-name="T53"> predisposto dal Settore scaricabile dal sito internet <text:s text:c="2"/></text:span></text:span><text:span text:style-name="Hyperlink"><text:span text:style-name="T27">www.comune.savona.it)</text:span></text:span></text:p>
        </text:list-item>
        <text:list-item>
          <text:p text:style-name="P96"><text:span text:style-name="Hyperlink"><text:span text:style-name="T72">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60"/>
      <text:p text:style-name="P54"><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22"><text:soft-page-break/><text:tab/>Pertanto, essendosi riscontrata incompletezza formale degli elaborati a corredo della pratica edilizia, la stessa dovrà essere integrata secondo i rilievi effettuati nella presente nota dall'ufficio scrivente, <text:s/>entro 30 giorni dal ricevimento della presente.</text:p>
      <text:p text:style-name="P29"><text:span text:style-name="T41"><text:tab/></text:span><text:span text:style-name="T1">In caso di inottemperanza nei termini sopra definiti, la pratica risulterà inefficace e verrà archiviata. </text:span></text:p>
      <text:p text:style-name="P51">(scia normale) Le eventuali opere eseguite senza che tale documentazione sia stata presentata nei termini di cui sopra, saranno considerate prive di titolo edilizio e per le stesse troverà applicazione quanto stabilito dall'art. 30 comma 3 della LR n°16/08 e smi (ripristino degli interventi eseguiti salva l'applicazione di cui all'art. 43 della legge sopra citata).</text:p>
      <text:p text:style-name="P52">(Scia alternativa) Il termine di 30 giorni per poter dar corso all'esecuzione delle opere decorre interamente dalla data di presentazione della documentazione integrativa ivi richiesta.</text:p>
      <text:p text:style-name="P50">Si ricorda che ai sensi dell’art. 90 comma 10, del D. Lgs. 81/08 e s.m.i. <text:s/>in assenza degli adempimenti di legge ivi indicati è sospesa l’efficacia del titolo abilitativo e ciò anche in caso di variazione dell’impresa esecutrice dei lavori.</text:p>
      <text:p text:style-name="P25"><text:span text:style-name="T12"><text:tab/>Si comunica che il responsabile del procedimento è il Dirigente architetto Giovanna Macario. Per informazioni relative alla sua pratica può rivolgersi, nell'orario dedicato al ricevimento, </text:span><text:span text:style-name="T20">all'istruttore tecnico </text:span><text:span text:style-name="T18"><text:s/>[istruttore_tecnico].<text:tab/></text:span></text:p>
      <text:p text:style-name="P18"/>
      <text:p text:style-name="P19"/>
      <text:p text:style-name="P49"/>
      <text:p text:style-name="P40">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40"/>
      <text:p text:style-name="P36"/>
      <text:p text:style-name="P36"/>
      <text:p text:style-name="P36"/>
      <text:h text:style-name="P97" text:outline-level="1">Informativa ai sensi dell’articolo 13 del D.Lgs 30 giugno 2003 n.196</text:h>
      <text:p text:style-name="P37"/>
      <text:p text:style-name="P3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58">Finalità del trattamento.</text:p>
      <text:p text:style-name="P37">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7">Gli stessi dati possono altresì essere comunicati a privati o enti pubblici economici qualora ciò sia previsto da una norma di legge o di regolamento.</text:p>
      <text:p text:style-name="P59"/>
      <text:p text:style-name="P39">Dati personali.</text:p>
      <text:p text:style-name="P37">I dati richiesti devono essere indicati obbligatoriamente onde rendere possibile le verifiche sulla denuncia di inizio attività.</text:p>
      <text:p text:style-name="P37">Il rifiuto di fornire i dati richiesti comporterà l’impossibilità di rendere efficace la Sua denuncia.</text:p>
      <text:p text:style-name="P59"/>
      <text:p text:style-name="P39">Modalità di trattamento.</text:p>
      <text:p text:style-name="P37"><text:soft-page-break/>I dati verranno trattati con modalità prevalentemente informatizzate e con logiche pienamente rispondenti alle finalità da perseguire anche mediante:</text:p>
      <text:p text:style-name="P37">Verifiche dei dati esposti nella domanda e documentazione allegata con altri dati in possesso del Comune di Savona;</text:p>
      <text:p text:style-name="P37">Verifiche dei dati contenuti nella domanda e nella documentazione allegata con i dati in possesso di altri organismi.</text:p>
      <text:p text:style-name="P59"/>
      <text:p text:style-name="P39">Titolari del trattamento.</text:p>
      <text:p text:style-name="P38"><text:span text:style-name="T10">Il Comune di Savona assume la qualifica </text:span><text:span text:style-name="T5">di titolare del trattamento dei dati personali</text:span><text:span text:style-name="T10">.</text:span></text:p>
      <text:p text:style-name="P37">Il responsabile del trattamento dei dati personali è il Direttore del Settore Pianificazione Territoriale e Sistemi Informativi Arch. Giovanna Macario.</text:p>
      <text:p text:style-name="P59"/>
      <text:p text:style-name="P39">Diritti dell’interessato.</text:p>
      <text:p text:style-name="P3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9"/>
      <text:p text:style-name="P39">Consenso.</text:p>
      <text:p text:style-name="P37">Il Comune di Savona, in quanto soggetto pubblico, non deve acquisire il consenso degli interessati per poter trattare i loro dati personali.</text:p>
      <text:p text:style-name="P59"/>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03T13:08:00.43</dc:date>
    <meta:print-date>2013-02-20T09:35:00</meta:print-date>
    <meta:editing-cycles>46</meta:editing-cycles>
    <meta:editing-duration>PT3H52M45S</meta:editing-duration>
    <meta:generator>OpenOffice/4.1.0$Win32 OpenOffice.org_project/410m18$Build-9764</meta:generator>
    <meta:document-statistic meta:table-count="5" meta:image-count="1" meta:object-count="0" meta:page-count="8" meta:paragraph-count="151" meta:word-count="4542" meta:character-count="31889"/>
  </office:meta>
</office:document-meta>
</file>